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37678752" text:id="ct37678752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37720048" text:id="ct3772004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7720272" text:id="ct3772027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7720544" text:id="ct377205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7678000" text:id="ct3767800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37720736" text:id="ct3772073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37678752"/><text:change-start text:change-id="ct37720048"/>Adopt<text:change-end text:change-id="ct37720048"/>ed<text:change-start text:change-id="ct37720272"/> as a <text:change-end text:change-id="ct37720272"/>NMRA <text:change-start text:change-id="ct37720544"/>Standard<text:change-end text:change-id="ct37720544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37678000"/><text:change-start text:change-id="ct37720736"/>Version History<text:change-end text:change-id="ct3772073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29:43.021414931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ommon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0.2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8H51M50S</meta:editing-duration>
    <meta:generator>LibreOffice/4.2.7.2$Linux_X86_64 LibreOffice_project/420m0$Build-2</meta:generator>
    <dc:date>2015-02-17T20:29:42.906094896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6" meta:character-count="459" meta:non-whitespace-character-count="390"/>
  </office:meta>
</office:document-meta>
</file>